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opacity="5%" draw:textarea-vertical-align="middle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5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9.307cm"/>
      <style:paragraph-properties style:writing-mode="lr-tb"/>
    </style:style>
    <style:style style:name="gr7" style:family="graphic" style:parent-style-name="standard">
      <style:graphic-properties svg:stroke-width="0.035cm" svg:stroke-color="#6600ff" draw:marker-start-width="0.252cm" draw:marker-end-width="0.252cm" draw:fill-color="#ffff66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8" style:family="graphic" style:parent-style-name="standard">
      <style:graphic-properties svg:stroke-width="0.081cm" svg:stroke-color="#666666" draw:marker-start-width="0.321cm" draw:marker-end-width="0.321cm" draw:fill-color="#ff99ff" draw:textarea-vertical-align="middle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35cm" svg:stroke-color="#6600ff" draw:marker-start-width="0.252cm" draw:marker-end-width="0.252cm" draw:fill-color="#ff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P1" style:family="paragraph">
      <loext:graphic-properties draw:fill-color="#eeeeee" draw:opacity="5%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loext:graphic-properties draw:fill-color="#99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66ff99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7" style:family="paragraph">
      <loext:graphic-properties draw:fill-color="#99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color="#0066cc" loext:opacity="100%" fo:font-size="18pt" style:font-size-asian="18pt" style:font-size-complex="18pt"/>
    </style:style>
    <style:style style:name="P10" style:family="paragraph">
      <loext:graphic-properties draw:fill-color="#ffff66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1" style:family="paragraph">
      <loext:graphic-properties draw:fill-color="#ff99ff"/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12" style:family="paragraph">
      <loext:graphic-properties draw:fill-color="#ff99ff"/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loext:opacity="100%" style:font-name="Courier1"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cm" svg:height="11.2cm" svg:x="0.959cm" svg:y="1.2cm">
          <text:p/>
        </draw:rect>
        <draw:ellipse draw:style-name="gr2" draw:text-style-name="P3" draw:layer="layout" svg:width="0.779cm" svg:height="0.821cm" svg:x="8.669cm" svg:y="11.082cm">
          <text:p text:style-name="P2"><text:span text:style-name="T1">A</text:span></text:p>
        </draw:ellipse>
        <draw:ellipse draw:style-name="gr2" draw:text-style-name="P3" draw:layer="layout" svg:width="0.779cm" svg:height="0.82cm" svg:x="8.67cm" svg:y="9.111cm">
          <text:p text:style-name="P2"><text:span text:style-name="T1">B</text:span></text:p>
        </draw:ellipse>
        <draw:line draw:style-name="gr3" draw:text-style-name="P4" draw:layer="layout" svg:x1="9.059cm" svg:y1="9.93cm" svg:x2="9.059cm" svg:y2="11.123cm">
          <text:p/>
        </draw:line>
        <draw:custom-shape draw:style-name="gr4" draw:text-style-name="P6" draw:layer="layout" svg:width="1.549cm" svg:height="0.7cm" svg:x="6.438cm" svg:y="3.516cm">
          <text:p text:style-name="P5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315.0967741935 37437.94579172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1.549cm" svg:height="0.7cm" svg:x="6.474cm" svg:y="4.824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9" draw:layer="layout" svg:width="9.807cm" svg:height="0.984cm" svg:x="10.359cm" svg:y="13cm">
          <draw:text-box>
            <text:p text:style-name="P8"><text:span text:style-name="T2">git push origin master</text:span></text:p>
          </draw:text-box>
        </draw:frame>
        <draw:custom-shape draw:style-name="gr7" draw:text-style-name="P10" draw:layer="layout" svg:width="3.073cm" svg:height="0.7cm" svg:x="4.959cm" svg:y="8.925cm">
          <text:p text:style-name="P5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427.3259596617 14543.79457917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8" draw:text-style-name="P11" draw:layer="layout" svg:width="0.779cm" svg:height="0.821cm" svg:x="12.68cm" svg:y="8.994cm">
          <text:p text:style-name="P2"><text:span text:style-name="T1">B</text:span></text:p>
        </draw:ellipse>
        <draw:line draw:style-name="gr3" draw:text-style-name="P4" draw:layer="layout" svg:x1="13.07cm" svg:y1="9.815cm" svg:x2="13.07cm" svg:y2="11.008cm">
          <text:p/>
        </draw:line>
        <draw:ellipse draw:style-name="gr8" draw:text-style-name="P11" draw:layer="layout" svg:width="0.779cm" svg:height="0.819cm" svg:x="12.68cm" svg:y="11.008cm">
          <text:p text:style-name="P2"><text:span text:style-name="T1">A</text:span></text:p>
        </draw:ellipse>
        <draw:ellipse draw:style-name="gr8" draw:text-style-name="P11" draw:layer="layout" svg:width="0.678cm" svg:height="0.82cm" svg:x="12.681cm" svg:y="7.023cm">
          <text:p text:style-name="P2"><text:span text:style-name="T1">C</text:span></text:p>
        </draw:ellipse>
        <draw:line draw:style-name="gr3" draw:text-style-name="P4" draw:layer="layout" svg:x1="13.07cm" svg:y1="7.842cm" svg:x2="13.07cm" svg:y2="9.035cm">
          <text:p/>
        </draw:line>
        <draw:custom-shape draw:style-name="gr9" draw:text-style-name="P12" draw:layer="layout" svg:width="1.549cm" svg:height="0.7cm" svg:x="10.485cm" svg:y="4.836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3" draw:layer="layout" svg:width="2.725cm" svg:height="0.962cm" svg:x="10.734cm" svg:y="1.742cm">
          <draw:text-box>
            <text:p text:style-name="P8">Remote</text:p>
          </draw:text-box>
        </draw:frame>
        <draw:ellipse draw:style-name="gr8" draw:text-style-name="P11" draw:layer="layout" svg:width="0.779cm" svg:height="0.82cm" svg:x="12.682cm" svg:y="5.003cm">
          <text:p text:style-name="P2"><text:span text:style-name="T1">D</text:span></text:p>
        </draw:ellipse>
        <draw:line draw:style-name="gr3" draw:text-style-name="P4" draw:layer="layout" svg:x1="13.071cm" svg:y1="5.822cm" svg:x2="13.071cm" svg:y2="7.015cm">
          <text:p/>
        </draw:line>
        <draw:ellipse draw:style-name="gr2" draw:text-style-name="P3" draw:layer="layout" svg:width="0.779cm" svg:height="0.82cm" svg:x="8.671cm" svg:y="7.091cm">
          <text:p text:style-name="P2"><text:span text:style-name="T1">C</text:span></text:p>
        </draw:ellipse>
        <draw:line draw:style-name="gr3" draw:text-style-name="P4" draw:layer="layout" svg:x1="9.06cm" svg:y1="7.91cm" svg:x2="9.06cm" svg:y2="9.103cm">
          <text:p/>
        </draw:line>
        <draw:frame draw:style-name="gr11" draw:text-style-name="P14" draw:layer="layout" svg:width="1.747cm" svg:height="0.962cm" svg:x="4.721cm" svg:y="13cm">
          <draw:text-box>
            <text:p text:style-name="P8"><text:span text:style-name="T3">Initial</text:span></text:p>
          </draw:text-box>
        </draw:frame>
        <draw:ellipse draw:style-name="gr8" draw:text-style-name="P11" draw:layer="layout" svg:width="0.779cm" svg:height="0.821cm" svg:x="3.381cm" svg:y="8.995cm">
          <text:p text:style-name="P2"><text:span text:style-name="T1">B</text:span></text:p>
        </draw:ellipse>
        <draw:line draw:style-name="gr3" draw:text-style-name="P4" draw:layer="layout" svg:x1="3.771cm" svg:y1="9.816cm" svg:x2="3.771cm" svg:y2="11.009cm">
          <text:p/>
        </draw:line>
        <draw:ellipse draw:style-name="gr8" draw:text-style-name="P11" draw:layer="layout" svg:width="0.779cm" svg:height="0.819cm" svg:x="3.381cm" svg:y="11.009cm">
          <text:p text:style-name="P2"><text:span text:style-name="T1">A</text:span></text:p>
        </draw:ellipse>
        <draw:custom-shape draw:style-name="gr9" draw:text-style-name="P12" draw:layer="layout" svg:width="1.549cm" svg:height="0.7cm" svg:x="1.186cm" svg:y="8.837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3" draw:layer="layout" svg:width="2.725cm" svg:height="0.962cm" svg:x="1.435cm" svg:y="1.743cm">
          <draw:text-box>
            <text:p text:style-name="P8">Remote</text:p>
          </draw:text-box>
        </draw:frame>
        <draw:frame draw:style-name="gr12" draw:text-style-name="P13" draw:layer="layout" svg:width="2.022cm" svg:height="0.962cm" svg:x="6.736cm" svg:y="1.743cm">
          <draw:text-box>
            <text:p text:style-name="P8">Local</text:p>
          </draw:text-box>
        </draw:frame>
        <draw:ellipse draw:style-name="gr2" draw:text-style-name="P3" draw:layer="layout" svg:width="0.779cm" svg:height="0.82cm" svg:x="8.672cm" svg:y="5.071cm">
          <text:p text:style-name="P2"><text:span text:style-name="T1">C</text:span></text:p>
        </draw:ellipse>
        <draw:line draw:style-name="gr3" draw:text-style-name="P4" draw:layer="layout" svg:x1="9.061cm" svg:y1="5.89cm" svg:x2="9.061cm" svg:y2="7.083cm">
          <text:p/>
        </draw:line>
        <draw:ellipse draw:style-name="gr2" draw:text-style-name="P3" draw:layer="layout" svg:width="0.779cm" svg:height="0.821cm" svg:x="17.98cm" svg:y="11.103cm">
          <text:p text:style-name="P2"><text:span text:style-name="T1">A</text:span></text:p>
        </draw:ellipse>
        <draw:ellipse draw:style-name="gr2" draw:text-style-name="P3" draw:layer="layout" svg:width="0.779cm" svg:height="0.82cm" svg:x="17.981cm" svg:y="9.132cm">
          <text:p text:style-name="P2"><text:span text:style-name="T1">B</text:span></text:p>
        </draw:ellipse>
        <draw:line draw:style-name="gr3" draw:text-style-name="P4" draw:layer="layout" svg:x1="18.37cm" svg:y1="9.951cm" svg:x2="18.37cm" svg:y2="11.144cm">
          <text:p/>
        </draw:line>
        <draw:custom-shape draw:style-name="gr4" draw:text-style-name="P6" draw:layer="layout" svg:width="1.549cm" svg:height="0.7cm" svg:x="15.749cm" svg:y="3.537cm">
          <text:p text:style-name="P5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914.3225806452 35958.9158345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1.549cm" svg:height="0.7cm" svg:x="15.785cm" svg:y="4.845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3.073cm" svg:height="0.7cm" svg:x="14.27cm" svg:y="8.946cm">
          <text:p text:style-name="P5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427.3259596617 14543.79457917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9cm" svg:height="0.82cm" svg:x="17.982cm" svg:y="7.112cm">
          <text:p text:style-name="P2"><text:span text:style-name="T1">C</text:span></text:p>
        </draw:ellipse>
        <draw:line draw:style-name="gr3" draw:text-style-name="P4" draw:layer="layout" svg:x1="18.371cm" svg:y1="7.931cm" svg:x2="18.371cm" svg:y2="9.124cm">
          <text:p/>
        </draw:line>
        <draw:frame draw:style-name="gr12" draw:text-style-name="P13" draw:layer="layout" svg:width="2.022cm" svg:height="0.962cm" svg:x="15.847cm" svg:y="1.764cm">
          <draw:text-box>
            <text:p text:style-name="P8">Local</text:p>
          </draw:text-box>
        </draw:frame>
        <draw:ellipse draw:style-name="gr2" draw:text-style-name="P3" draw:layer="layout" svg:width="0.779cm" svg:height="0.82cm" svg:x="17.983cm" svg:y="5.092cm">
          <text:p text:style-name="P2"><text:span text:style-name="T1">C</text:span></text:p>
        </draw:ellipse>
        <draw:line draw:style-name="gr3" draw:text-style-name="P4" draw:layer="layout" svg:x1="18.372cm" svg:y1="5.911cm" svg:x2="18.372cm" svg:y2="7.104cm">
          <text:p/>
        </draw:line>
        <draw:ellipse draw:style-name="gr8" draw:text-style-name="P11" draw:layer="layout" svg:width="0.779cm" svg:height="0.821cm" svg:x="22.092cm" svg:y="9.006cm">
          <text:p text:style-name="P2"><text:span text:style-name="T1">B</text:span></text:p>
        </draw:ellipse>
        <draw:line draw:style-name="gr3" draw:text-style-name="P4" draw:layer="layout" svg:x1="22.482cm" svg:y1="9.827cm" svg:x2="22.482cm" svg:y2="11.02cm">
          <text:p/>
        </draw:line>
        <draw:ellipse draw:style-name="gr8" draw:text-style-name="P11" draw:layer="layout" svg:width="0.779cm" svg:height="0.819cm" svg:x="22.092cm" svg:y="11.02cm">
          <text:p text:style-name="P2"><text:span text:style-name="T1">A</text:span></text:p>
        </draw:ellipse>
        <draw:ellipse draw:style-name="gr8" draw:text-style-name="P11" draw:layer="layout" svg:width="0.678cm" svg:height="0.82cm" svg:x="22.093cm" svg:y="7.035cm">
          <text:p text:style-name="P2"><text:span text:style-name="T1">C</text:span></text:p>
        </draw:ellipse>
        <draw:line draw:style-name="gr3" draw:text-style-name="P4" draw:layer="layout" svg:x1="22.482cm" svg:y1="7.854cm" svg:x2="22.482cm" svg:y2="9.047cm">
          <text:p/>
        </draw:line>
        <draw:custom-shape draw:style-name="gr9" draw:text-style-name="P12" draw:layer="layout" svg:width="1.549cm" svg:height="0.7cm" svg:x="19.897cm" svg:y="4.848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8" draw:text-style-name="P11" draw:layer="layout" svg:width="0.779cm" svg:height="0.82cm" svg:x="22.094cm" svg:y="5.015cm">
          <text:p text:style-name="P2"><text:span text:style-name="T1">D</text:span></text:p>
        </draw:ellipse>
        <draw:line draw:style-name="gr3" draw:text-style-name="P4" draw:layer="layout" svg:x1="22.483cm" svg:y1="5.834cm" svg:x2="22.483cm" svg:y2="7.027cm">
          <text:p/>
        </draw:line>
        <draw:ellipse draw:style-name="gr2" draw:text-style-name="P3" draw:layer="layout" svg:width="0.779cm" svg:height="0.821cm" svg:x="27.092cm" svg:y="11.115cm">
          <text:p text:style-name="P2"><text:span text:style-name="T1">A</text:span></text:p>
        </draw:ellipse>
        <draw:ellipse draw:style-name="gr2" draw:text-style-name="P3" draw:layer="layout" svg:width="0.779cm" svg:height="0.82cm" svg:x="27.093cm" svg:y="9.144cm">
          <text:p text:style-name="P2"><text:span text:style-name="T1">B</text:span></text:p>
        </draw:ellipse>
        <draw:line draw:style-name="gr3" draw:text-style-name="P4" draw:layer="layout" svg:x1="27.482cm" svg:y1="9.963cm" svg:x2="27.482cm" svg:y2="11.156cm">
          <text:p/>
        </draw:line>
        <draw:custom-shape draw:style-name="gr4" draw:text-style-name="P6" draw:layer="layout" svg:width="1.549cm" svg:height="0.7cm" svg:x="24.861cm" svg:y="3.549cm">
          <text:p text:style-name="P5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565.935483871 37222.253922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1.549cm" svg:height="0.7cm" svg:x="24.897cm" svg:y="4.857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285.1612903226 14975.1783166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3.073cm" svg:height="0.7cm" svg:x="23.382cm" svg:y="5.758cm">
          <text:p text:style-name="P5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181.3923227066 -154.0656205420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9cm" svg:height="0.82cm" svg:x="27.094cm" svg:y="7.124cm">
          <text:p text:style-name="P2"><text:span text:style-name="T1">C</text:span></text:p>
        </draw:ellipse>
        <draw:line draw:style-name="gr3" draw:text-style-name="P4" draw:layer="layout" svg:x1="27.483cm" svg:y1="7.943cm" svg:x2="27.483cm" svg:y2="9.136cm">
          <text:p/>
        </draw:line>
        <draw:ellipse draw:style-name="gr2" draw:text-style-name="P3" draw:layer="layout" svg:width="0.779cm" svg:height="0.82cm" svg:x="27.095cm" svg:y="5.104cm">
          <text:p text:style-name="P2"><text:span text:style-name="T1">C</text:span></text:p>
        </draw:ellipse>
        <draw:line draw:style-name="gr3" draw:text-style-name="P4" draw:layer="layout" svg:x1="27.484cm" svg:y1="5.923cm" svg:x2="27.484cm" svg:y2="7.116cm">
          <text:p/>
        </draw:line>
        <draw:frame draw:style-name="gr10" draw:text-style-name="P13" draw:layer="layout" svg:width="2.725cm" svg:height="0.962cm" svg:x="19.634cm" svg:y="1.742cm">
          <draw:text-box>
            <text:p text:style-name="P8">Remote</text:p>
          </draw:text-box>
        </draw:frame>
        <draw:frame draw:style-name="gr12" draw:text-style-name="P13" draw:layer="layout" svg:width="2.022cm" svg:height="0.962cm" svg:x="24.447cm" svg:y="1.764cm">
          <draw:text-box>
            <text:p text:style-name="P8">Local</text:p>
          </draw:text-box>
        </draw:frame>
        <draw:rect draw:style-name="gr1" draw:text-style-name="P1" draw:layer="layout" svg:width="9cm" svg:height="11.2cm" svg:x="10.159cm" svg:y="1.2cm">
          <text:p/>
        </draw:rect>
        <draw:rect draw:style-name="gr1" draw:text-style-name="P1" draw:layer="layout" svg:width="9cm" svg:height="11.2cm" svg:x="19.359cm" svg:y="1.2cm">
          <text:p/>
        </draw:rect>
        <draw:frame draw:style-name="gr13" draw:text-style-name="P14" draw:layer="layout" svg:width="2.454cm" svg:height="0.962cm" svg:x="22.621cm" svg:y="13cm">
          <draw:text-box>
            <text:p text:style-name="P8"><text:span text:style-name="T3">Résulta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1" svg:font-family="Courier" style:font-adornments="Obliqu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 m</meta:initial-creator>
    <meta:creation-date>2020-05-02T11:34:17</meta:creation-date>
    <dc:date>2021-11-08T11:29:30.196413234</dc:date>
    <meta:editing-duration>P2DT3H20M10S</meta:editing-duration>
    <meta:editing-cycles>34</meta:editing-cycles>
    <meta:generator>LibreOffice/7.1.7.2$Linux_X86_64 LibreOffice_project/10$Build-2</meta:generator>
    <meta:document-statistic meta:object-count="62"/>
  </office:meta>
</office:document-meta>
</file>